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1" officeooo:rsid="0017e57d" officeooo:paragraph-rsid="0017e57d"/>
    </style:style>
    <style:style style:name="P2" style:family="paragraph" style:parent-style-name="Text_20_body">
      <style:text-properties style:font-name="Arial1" officeooo:rsid="0017e57d"/>
    </style:style>
    <style:style style:name="P3" style:family="paragraph" style:parent-style-name="Standard">
      <style:text-properties officeooo:rsid="0017e57d" officeooo:paragraph-rsid="0017e5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flection on Traditional vs AI-Assisted Coding Productivity Project</text:h>
      <text:p text:style-name="P2"><text:tab/>This project largely met my original expectations by providing a clear comparative analysis between traditional and AI-assisted coding methods. While I anticipated some efficiency gains with AI assistance, the extent of reliability challenges and defect severity in AI-assisted builds exceeded my initial concerns. The project successfully highlighted both the potential and limitations of AI in software development.</text:p>
      <text:p text:style-name="P2"><text:tab/>Throughout the project, adjustments were made to the scope and evaluation criteria. Initially, I planned to focus solely on productivity metrics, but I expanded the study to include defect density and code quality assessments using a detailed rubric. Additionally, the choice of projects evolved to cover diverse platforms (web, Python game, Android app) to better understand AI's impact across different development environments.</text:p>
      <text:p text:style-name="P2"><text:tab/>One of the most interesting lessons was understanding the nuances of AI-generated code reliability. The project revealed how AI hallucinations can introduce severe defects, emphasizing the importance of human oversight. I also deepened my knowledge of software quality metrics, including modularity, readability, and security hygiene, and how these are critical in evaluating maintainable code.</text:p>
      <text:p text:style-name="P2"><text:tab/>The project underscored the complexity of measuring productivity beyond just time spent coding. Tracking defect severity and rubric-based quality scores provided a more holistic view of development outcomes. It also highlighted the challenges in balancing speed and code quality, especially when integrating emerging AI tools.</text:p>
      <text:p text:style-name="P2"><text:tab/>I learned that I am adaptable and capable of managing evolving project scopes while maintaining rigorous evaluation standards. The project reinforced my attention to detail and commitment to transparency in research. It also revealed my growing interest in exploring hybrid development workflows that combine AI assistance with traditional coding practices.</text:p>
      <text:p text:style-name="P2"><text:tab/>This project has been an insightful journey into the evolving landscape of software development. While AI-assisted coding offers promising efficiency benefits, it currently falls short in reliability and maintainability compared to traditional methods. Moving forward, I am motivated to explore ways to harness AI's strengths while mitigating its weaknesses, aiming for a balanced approach that enhances developer productivity without compromising code quality.</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2:04:10.078347600</meta:creation-date>
    <dc:date>2025-12-16T12:05:18.136975400</dc:date>
    <meta:editing-duration>PT1M8S</meta:editing-duration>
    <meta:editing-cycles>1</meta:editing-cycles>
    <meta:document-statistic meta:table-count="0" meta:image-count="0" meta:object-count="0" meta:page-count="1" meta:paragraph-count="7" meta:word-count="338" meta:character-count="2459" meta:non-whitespace-character-count="2122"/>
    <meta:generator>LibreOffice/25.8.3.2$Windows_X86_64 LibreOffice_project/8ca8d55c161d602844f5428fa4b58097424e324e</meta:generator>
  </office:meta>
</office:document-meta>
</file>